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0"/>
        </table:table-row>
        <table:table-row table:style-name="ro2">
          <table:table-cell/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r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r2</text:p>
          </table:table-cell>
          <table:table-cell office:value-type="string">
            <text:p>d</text:p>
          </table:table-cell>
          <table:table-cell office:value-type="string">
            <text:p>dx</text:p>
          </table:table-cell>
          <table:table-cell/>
          <table:table-cell office:value-type="string">
            <text:p>dy</text:p>
          </table:table-cell>
          <table:table-cell office:value-type="string">
            <text:p>a</text:p>
          </table:table-cell>
          <table:table-cell office:value-type="string">
            <text:p>h</text:p>
          </table:table-cell>
          <table:table-cell office:value-type="string">
            <text:p>angle a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table:formula="of:=SQRT( ([.B3]-[.E3])^2 + ([.C3]-[.F3]) ^2)" office:value-type="float" office:value="7.61577310586391">
            <text:p>7,6157731059</text:p>
          </table:table-cell>
          <table:table-cell table:formula="of:=[.E3]-[.B3]" office:value-type="float" office:value="3">
            <text:p>3</text:p>
          </table:table-cell>
          <table:table-cell/>
          <table:table-cell table:formula="of:=[.F3]-[.C3]" office:value-type="float" office:value="-7">
            <text:p>-7</text:p>
          </table:table-cell>
          <table:table-cell table:formula="of:=([.D3]^2-[.G3]^2+[.H3]^2)/(2*[.H3])" office:value-type="float" office:value="3.2170076050632">
            <text:p>3,2170076051</text:p>
          </table:table-cell>
          <table:table-cell table:formula="of:=SQRT([.D3]^2-[.L3]^2)" office:value-type="float" office:value="2.3771541954542">
            <text:p>2,3771541955</text:p>
          </table:table-cell>
          <table:table-cell table:formula="of:=ACOS(([.G3]^2-[.D3]^2-[.H3]^2) / (2*[.D3]*[.H3]))" office:value-type="float" office:value="2.50521190663152">
            <text:p>2,5052119066</text:p>
          </table:table-cell>
          <table:table-cell table:formula="of:=[.B3]+[.D3]*COS([.N3])" office:value-type="float" office:value="-1.2170076050632">
            <text:p>-1,2170076051</text:p>
          </table:table-cell>
          <table:table-cell table:formula="of:=[.C3]+[.D3]*SIN([.N3])" office:value-type="float" office:value="4.3771541954542">
            <text:p>4,3771541955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table:formula="of:=PI()" office:value-type="float" office:value="3.14159265358979">
            <text:p>3,141592653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ip1.x</text:p>
          </table:table-cell>
          <table:table-cell/>
          <table:table-cell table:formula="of:=[.B$3]+([.L$3]*[.I$3]-[.M$3]*[.K$3])/[.H3]" office:value-type="float" office:value="5.45219084364865">
            <text:p>5,4521908436</text:p>
          </table:table-cell>
          <table:table-cell table:number-columns-repeated="2"/>
          <table:table-cell table:formula="of:=[.N5]-[.N3]" office:value-type="float" office:value="0.63638074695827">
            <text:p>0,636380747</text:p>
          </table:table-cell>
          <table:table-cell table:formula="of:=[.B3]+[.D3]*COS([.N6])" office:value-type="float" office:value="5.2170076050632">
            <text:p>5,21700760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ip1.cir1</text:p>
          </table:table-cell>
          <table:table-cell table:formula="of:=SQRT(([.K6]-[.B3])^2 + ([.C3]-[.K7])^2)" office:value-type="float" office:value="4">
            <text:p>4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[.C$3]+([.M$3]*[.I$3]+[.L$3]*[.K$3])/[.H$3]" office:value-type="float" office:value="-0.0204896384362931">
            <text:p>-0,020489638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ip2.cir1</text:p>
          </table:table-cell>
          <table:table-cell table:formula="of:=SQRT(([.K8]-[.$B$3])^2 + ([.$C$3]-[.K9])^2)" office:value-type="float" office:value="4">
            <text:p>4</text:p>
          </table:table-cell>
          <table:table-cell table:number-columns-repeated="2"/>
          <table:table-cell office:value-type="string">
            <text:p>ip2.x</text:p>
          </table:table-cell>
          <table:table-cell/>
          <table:table-cell table:formula="of:=[.B$3]+([.L$3]*[.I$3]+ [.M$3]*[.K$3])/[.H3]" office:value-type="float" office:value="1.08229191497204">
            <text:p>1,08229191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ip1.cir2</text:p>
          </table:table-cell>
          <table:table-cell table:formula="of:=SQRT(([.K8]-[.E3])^2 + ([.F3]-[.K9])^2)" office:value-type="float" office:value="5">
            <text:p>5</text:p>
          </table:table-cell>
          <table:table-cell table:number-columns-repeated="2"/>
          <table:table-cell office:value-type="string">
            <text:p>ip2.y</text:p>
          </table:table-cell>
          <table:table-cell/>
          <table:table-cell table:formula="of:=[.C$3]+(-[.M$3]*[.I$3]+[.L$3]*[.K$3])/[.H$3]" office:value-type="float" office:value="-1.89330346501198">
            <text:p>-1,89330346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ip2.cir2</text:p>
          </table:table-cell>
          <table:table-cell table:formula="of:=SQRT(([.K8]-[.$E$3])^2 + ([.$F$3]-[.K9])^2)" office:value-type="float" office:value="5">
            <text:p>5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table:formula="of:=22.360679" office:value-type="float" office:value="22.360679">
            <text:p>22,360679</text:p>
          </table:table-cell>
          <table:table-cell table:formula="of:=PI() *[.G14]^2" office:value-type="float" office:value="1570.79621791057">
            <text:p>1570,7962179106</text:p>
          </table:table-cell>
          <table:table-cell table:number-columns-repeated="4"/>
          <table:table-cell table:formula="of:=2^31" office:value-type="float" office:value="2147483648">
            <text:p>2147483648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9+97-85" office:value-type="float" office:value="21">
            <text:p>21</text:p>
          </table:table-cell>
          <table:table-cell/>
          <table:table-cell table:formula="of:=10^6" office:value-type="float" office:value="1000000">
            <text:p>1000000</text:p>
          </table:table-cell>
          <table:table-cell table:formula="of:=[.M15]^2" office:value-type="float" office:value="1000000000000">
            <text:p>100000000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1552" office:value-type="float" office:value="1552">
            <text:p>1552</text:p>
          </table:table-cell>
          <table:table-cell table:number-columns-repeated="6"/>
          <table:table-cell table:formula="of:=9-85+97" office:value-type="float" office:value="21">
            <text:p>21</text:p>
          </table:table-cell>
          <table:table-cell/>
          <table:table-cell table:formula="of:=10^63" office:value-type="float" office:value="1E+063">
            <text:p>1000000000000000000000000000000000000000000000000000000000000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99">
            <text:p>19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2" office:value-type="float" office:value="903197">
            <text:p>903197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3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p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8422">
            <text:p>8422</text:p>
          </table:table-cell>
          <table:table-cell office:value-type="float" office:value="3724">
            <text:p>3724</text:p>
          </table:table-cell>
          <table:table-cell table:style-name="ce2" office:value-type="float" office:value="9973">
            <text:p>9973</text:p>
          </table:table-cell>
          <table:table-cell/>
          <table:table-cell table:formula="of:=MOD([.E19];[.G19])" office:value-type="float" office:value="8422">
            <text:p>8422</text:p>
          </table:table-cell>
          <table:table-cell table:formula="of:=MOD([.F19];[.G19])" office:value-type="float" office:value="3724">
            <text:p>3724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p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string">
            <text:p>seed</text:p>
          </table:table-cell>
          <table:table-cell office:value-type="string">
            <text:p>raw</text:p>
          </table:table-cell>
          <table:table-cell office:value-type="string">
            <text:p>modded</text:p>
          </table:table-cell>
          <table:table-cell/>
          <table:table-cell office:value-type="string">
            <text:p>seed</text:p>
          </table:table-cell>
          <table:table-cell office:value-type="string">
            <text:p>raw</text:p>
          </table:table-cell>
          <table:table-cell office:value-type="string">
            <text:p>a*s</text:p>
          </table:table-cell>
          <table:table-cell office:value-type="string">
            <text:p>modded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n</text:p>
          </table:table-cell>
          <table:table-cell office:value-type="string">
            <text:p>Sn+1</text:p>
          </table:table-cell>
          <table:table-cell office:value-type="float" office:value="17">
            <text:p>17</text:p>
          </table:table-cell>
          <table:table-cell table:formula="of:=[.$E$19]*[.D22]+[.$F$19]" office:value-type="float" office:value="146898">
            <text:p>146898</text:p>
          </table:table-cell>
          <table:table-cell table:formula="of:=MOD([.E22];[.$G$19])" office:value-type="float" office:value="7276">
            <text:p>7276</text:p>
          </table:table-cell>
          <table:table-cell/>
          <table:table-cell table:formula="of:=[.D22]" office:value-type="float" office:value="17">
            <text:p>17</text:p>
          </table:table-cell>
          <table:table-cell table:formula="of:=[.$I$19]*[.H22]+[.$J$19]" office:value-type="float" office:value="146898">
            <text:p>146898</text:p>
          </table:table-cell>
          <table:table-cell table:formula="of:=MOD([.H22]*[.$I$19];[.$G$19])" office:value-type="float" office:value="3552">
            <text:p>3552</text:p>
          </table:table-cell>
          <table:table-cell table:formula="of:=MOD([.I22];[.$G$19])" office:value-type="float" office:value="7276">
            <text:p>7276</text:p>
          </table:table-cell>
          <table:table-cell/>
          <table:table-cell table:formula="of:=[.H22]" office:value-type="float" office:value="17">
            <text:p>17</text:p>
          </table:table-cell>
          <table:table-cell table:formula="of:=[.$N$19]*[.M22]+[.$O$19]" office:value-type="float" office:value="35">
            <text:p>35</text:p>
          </table:table-cell>
          <table:table-cell table:formula="of:=MOD([.N22];[.$P$19])" office:value-type="float" office:value="35">
            <text:p>35</text:p>
          </table:table-cell>
          <table:table-cell table:number-columns-repeated="5"/>
        </table:table-row>
        <table:table-row table:style-name="ro1">
          <table:table-cell/>
          <table:table-cell table:formula="of:=[.D23]" office:value-type="float" office:value="7276">
            <text:p>7276</text:p>
          </table:table-cell>
          <table:table-cell table:formula="of:=[.D24]" office:value-type="float" office:value="8084">
            <text:p>8084</text:p>
          </table:table-cell>
          <table:table-cell table:style-name="ce1" table:formula="of:=[.F22]" office:value-type="float" office:value="7276">
            <text:p>7276</text:p>
          </table:table-cell>
          <table:table-cell table:formula="of:=[.$E$19]*[.D23]+[.$F$19]" office:value-type="float" office:value="61282196">
            <text:p>61282196</text:p>
          </table:table-cell>
          <table:table-cell table:formula="of:=MOD([.E23];[.$G$19])" office:value-type="float" office:value="8084">
            <text:p>8084</text:p>
          </table:table-cell>
          <table:table-cell/>
          <table:table-cell table:formula="of:=[.K22]" office:value-type="float" office:value="7276">
            <text:p>7276</text:p>
          </table:table-cell>
          <table:table-cell table:formula="of:=[.$I$19]*[.H23]+[.$J$19]" office:value-type="float" office:value="61282196">
            <text:p>61282196</text:p>
          </table:table-cell>
          <table:table-cell table:formula="of:=MOD([.H23]*[.$I$19];[.$G$19])" office:value-type="float" office:value="4360">
            <text:p>4360</text:p>
          </table:table-cell>
          <table:table-cell table:formula="of:=MOD([.I23];[.$G$19])" office:value-type="float" office:value="8084">
            <text:p>8084</text:p>
          </table:table-cell>
          <table:table-cell/>
          <table:table-cell table:formula="of:=[.H23]" office:value-type="float" office:value="7276">
            <text:p>7276</text:p>
          </table:table-cell>
          <table:table-cell table:formula="of:=[.$N$19]*[.M23]+[.$O$19]" office:value-type="float" office:value="14553">
            <text:p>14553</text:p>
          </table:table-cell>
          <table:table-cell table:formula="of:=MOD([.N23];[.$P$19])" office:value-type="float" office:value="46">
            <text:p>46</text:p>
          </table:table-cell>
          <table:table-cell table:number-columns-repeated="5"/>
        </table:table-row>
        <table:table-row table:style-name="ro1">
          <table:table-cell/>
          <table:table-cell table:formula="of:=[.D24]" office:value-type="float" office:value="8084">
            <text:p>8084</text:p>
          </table:table-cell>
          <table:table-cell table:formula="of:=[.D25]" office:value-type="float" office:value="1501">
            <text:p>1501</text:p>
          </table:table-cell>
          <table:table-cell table:style-name="ce1" table:formula="of:=[.F23]" office:value-type="float" office:value="8084">
            <text:p>8084</text:p>
          </table:table-cell>
          <table:table-cell table:formula="of:=[.$E$19]*[.D24]+[.$F$19]" office:value-type="float" office:value="68087172">
            <text:p>68087172</text:p>
          </table:table-cell>
          <table:table-cell table:formula="of:=MOD([.E24];[.$G$19])" office:value-type="float" office:value="1501">
            <text:p>1501</text:p>
          </table:table-cell>
          <table:table-cell/>
          <table:table-cell table:formula="of:=[.K23]" office:value-type="float" office:value="8084">
            <text:p>8084</text:p>
          </table:table-cell>
          <table:table-cell table:formula="of:=[.$I$19]*[.H24]+[.$J$19]" office:value-type="float" office:value="68087172">
            <text:p>68087172</text:p>
          </table:table-cell>
          <table:table-cell table:formula="of:=MOD([.H24]*[.$I$19];[.$G$19])" office:value-type="float" office:value="7750">
            <text:p>7750</text:p>
          </table:table-cell>
          <table:table-cell table:formula="of:=MOD([.I24];[.$G$19])" office:value-type="float" office:value="1501">
            <text:p>1501</text:p>
          </table:table-cell>
          <table:table-cell/>
          <table:table-cell table:formula="of:=[.H24]" office:value-type="float" office:value="8084">
            <text:p>8084</text:p>
          </table:table-cell>
          <table:table-cell table:formula="of:=[.$N$19]*[.M24]+[.$O$19]" office:value-type="float" office:value="16169">
            <text:p>16169</text:p>
          </table:table-cell>
          <table:table-cell table:formula="of:=MOD([.N24];[.$P$19])" office:value-type="float" office:value="60">
            <text:p>60</text:p>
          </table:table-cell>
          <table:table-cell table:number-columns-repeated="5"/>
        </table:table-row>
        <table:table-row table:style-name="ro1">
          <table:table-cell/>
          <table:table-cell table:formula="of:=[.D25]" office:value-type="float" office:value="1501">
            <text:p>1501</text:p>
          </table:table-cell>
          <table:table-cell table:formula="of:=[.D26]" office:value-type="float" office:value="9355">
            <text:p>9355</text:p>
          </table:table-cell>
          <table:table-cell table:style-name="ce1" table:formula="of:=[.F24]" office:value-type="float" office:value="1501">
            <text:p>1501</text:p>
          </table:table-cell>
          <table:table-cell table:formula="of:=[.$E$19]*[.D25]+[.$F$19]" office:value-type="float" office:value="12645146">
            <text:p>12645146</text:p>
          </table:table-cell>
          <table:table-cell table:formula="of:=MOD([.E25];[.$G$19])" office:value-type="float" office:value="9355">
            <text:p>9355</text:p>
          </table:table-cell>
          <table:table-cell/>
          <table:table-cell table:formula="of:=[.K24]" office:value-type="float" office:value="1501">
            <text:p>1501</text:p>
          </table:table-cell>
          <table:table-cell table:formula="of:=[.$I$19]*[.H25]+[.$J$19]" office:value-type="float" office:value="12645146">
            <text:p>12645146</text:p>
          </table:table-cell>
          <table:table-cell table:formula="of:=MOD([.H25]*[.$I$19];[.$G$19])" office:value-type="float" office:value="5631">
            <text:p>5631</text:p>
          </table:table-cell>
          <table:table-cell table:formula="of:=MOD([.I25];[.$G$19])" office:value-type="float" office:value="9355">
            <text:p>9355</text:p>
          </table:table-cell>
          <table:table-cell/>
          <table:table-cell table:formula="of:=[.H25]" office:value-type="float" office:value="1501">
            <text:p>1501</text:p>
          </table:table-cell>
          <table:table-cell table:formula="of:=[.$N$19]*[.M25]+[.$O$19]" office:value-type="float" office:value="3003">
            <text:p>3003</text:p>
          </table:table-cell>
          <table:table-cell table:formula="of:=MOD([.N25];[.$P$19])" office:value-type="float" office:value="66">
            <text:p>66</text:p>
          </table:table-cell>
          <table:table-cell table:number-columns-repeated="3"/>
          <table:table-cell office:value-type="float" office:value="17">
            <text:p>17</text:p>
          </table:table-cell>
          <table:table-cell/>
        </table:table-row>
        <table:table-row table:style-name="ro1">
          <table:table-cell/>
          <table:table-cell table:formula="of:=[.D26]" office:value-type="float" office:value="9355">
            <text:p>9355</text:p>
          </table:table-cell>
          <table:table-cell table:formula="of:=[.D27]" office:value-type="float" office:value="4834">
            <text:p>4834</text:p>
          </table:table-cell>
          <table:table-cell table:style-name="ce1" table:formula="of:=[.F25]" office:value-type="float" office:value="9355">
            <text:p>9355</text:p>
          </table:table-cell>
          <table:table-cell table:formula="of:=[.$E$19]*[.D26]+[.$F$19]" office:value-type="float" office:value="78791534">
            <text:p>78791534</text:p>
          </table:table-cell>
          <table:table-cell table:formula="of:=MOD([.E26];[.$G$19])" office:value-type="float" office:value="4834">
            <text:p>4834</text:p>
          </table:table-cell>
          <table:table-cell/>
          <table:table-cell table:formula="of:=[.K25]" office:value-type="float" office:value="9355">
            <text:p>9355</text:p>
          </table:table-cell>
          <table:table-cell table:formula="of:=[.$I$19]*[.H26]+[.$J$19]" office:value-type="float" office:value="78791534">
            <text:p>78791534</text:p>
          </table:table-cell>
          <table:table-cell table:formula="of:=MOD([.H26]*[.$I$19];[.$G$19])" office:value-type="float" office:value="1110">
            <text:p>1110</text:p>
          </table:table-cell>
          <table:table-cell table:formula="of:=MOD([.I26];[.$G$19])" office:value-type="float" office:value="4834">
            <text:p>4834</text:p>
          </table:table-cell>
          <table:table-cell/>
          <table:table-cell table:formula="of:=[.H26]" office:value-type="float" office:value="9355">
            <text:p>9355</text:p>
          </table:table-cell>
          <table:table-cell table:formula="of:=[.$N$19]*[.M26]+[.$O$19]" office:value-type="float" office:value="18711">
            <text:p>18711</text:p>
          </table:table-cell>
          <table:table-cell table:formula="of:=MOD([.N26];[.$P$19])" office:value-type="float" office:value="21">
            <text:p>21</text:p>
          </table:table-cell>
          <table:table-cell table:number-columns-repeated="5"/>
        </table:table-row>
        <table:table-row table:style-name="ro1">
          <table:table-cell/>
          <table:table-cell table:formula="of:=[.D27]" office:value-type="float" office:value="4834">
            <text:p>4834</text:p>
          </table:table-cell>
          <table:table-cell table:formula="of:=[.D28]" office:value-type="float" office:value="5886">
            <text:p>5886</text:p>
          </table:table-cell>
          <table:table-cell table:style-name="ce1" table:formula="of:=[.F26]" office:value-type="float" office:value="4834">
            <text:p>4834</text:p>
          </table:table-cell>
          <table:table-cell table:formula="of:=[.$E$19]*[.D27]+[.$F$19]" office:value-type="float" office:value="40715672">
            <text:p>40715672</text:p>
          </table:table-cell>
          <table:table-cell table:formula="of:=MOD([.E27];[.$G$19])" office:value-type="float" office:value="5886">
            <text:p>5886</text:p>
          </table:table-cell>
          <table:table-cell/>
          <table:table-cell table:formula="of:=[.K26]" office:value-type="float" office:value="4834">
            <text:p>4834</text:p>
          </table:table-cell>
          <table:table-cell table:formula="of:=[.$I$19]*[.H27]+[.$J$19]" office:value-type="float" office:value="40715672">
            <text:p>40715672</text:p>
          </table:table-cell>
          <table:table-cell table:formula="of:=MOD([.H27]*[.$I$19];[.$G$19])" office:value-type="float" office:value="2162">
            <text:p>2162</text:p>
          </table:table-cell>
          <table:table-cell table:formula="of:=MOD([.I27];[.$G$19])" office:value-type="float" office:value="5886">
            <text:p>5886</text:p>
          </table:table-cell>
          <table:table-cell/>
          <table:table-cell table:formula="of:=[.H27]" office:value-type="float" office:value="4834">
            <text:p>4834</text:p>
          </table:table-cell>
          <table:table-cell table:formula="of:=[.$N$19]*[.M27]+[.$O$19]" office:value-type="float" office:value="9669">
            <text:p>9669</text:p>
          </table:table-cell>
          <table:table-cell table:formula="of:=MOD([.N27];[.$P$19])" office:value-type="float" office:value="57">
            <text:p>57</text:p>
          </table:table-cell>
          <table:table-cell table:number-columns-repeated="2"/>
          <table:table-cell table:formula="of:=317*40" office:value-type="float" office:value="12680">
            <text:p>12680</text:p>
          </table:table-cell>
          <table:table-cell table:formula="of:=MOD([.R27];[.$S$25])" office:value-type="float" office:value="15">
            <text:p>15</text:p>
          </table:table-cell>
          <table:table-cell/>
        </table:table-row>
        <table:table-row table:style-name="ro1">
          <table:table-cell/>
          <table:table-cell table:formula="of:=[.D28]" office:value-type="float" office:value="5886">
            <text:p>5886</text:p>
          </table:table-cell>
          <table:table-cell table:formula="of:=[.D29]" office:value-type="float" office:value="9806">
            <text:p>9806</text:p>
          </table:table-cell>
          <table:table-cell table:style-name="ce1" table:formula="of:=[.F27]" office:value-type="float" office:value="5886">
            <text:p>5886</text:p>
          </table:table-cell>
          <table:table-cell table:formula="of:=[.$E$19]*[.D28]+[.$F$19]" office:value-type="float" office:value="49575616">
            <text:p>49575616</text:p>
          </table:table-cell>
          <table:table-cell table:formula="of:=MOD([.E28];[.$G$19])" office:value-type="float" office:value="9806">
            <text:p>9806</text:p>
          </table:table-cell>
          <table:table-cell/>
          <table:table-cell table:formula="of:=[.K27]" office:value-type="float" office:value="5886">
            <text:p>5886</text:p>
          </table:table-cell>
          <table:table-cell table:formula="of:=[.$I$19]*[.H28]+[.$J$19]" office:value-type="float" office:value="49575616">
            <text:p>49575616</text:p>
          </table:table-cell>
          <table:table-cell table:formula="of:=MOD([.H28]*[.$I$19];[.$G$19])" office:value-type="float" office:value="6082">
            <text:p>6082</text:p>
          </table:table-cell>
          <table:table-cell table:formula="of:=MOD([.I28];[.$G$19])" office:value-type="float" office:value="9806">
            <text:p>9806</text:p>
          </table:table-cell>
          <table:table-cell/>
          <table:table-cell table:formula="of:=[.H28]" office:value-type="float" office:value="5886">
            <text:p>5886</text:p>
          </table:table-cell>
          <table:table-cell table:formula="of:=[.$N$19]*[.M28]+[.$O$19]" office:value-type="float" office:value="11773">
            <text:p>11773</text:p>
          </table:table-cell>
          <table:table-cell table:formula="of:=MOD([.N28];[.$P$19])" office:value-type="float" office:value="25">
            <text:p>25</text:p>
          </table:table-cell>
          <table:table-cell table:number-columns-repeated="2"/>
          <table:table-cell office:value-type="float" office:value="317">
            <text:p>317</text:p>
          </table:table-cell>
          <table:table-cell table:formula="of:=MOD([.R28];[.$S$25])" office:value-type="float" office:value="11">
            <text:p>11</text:p>
          </table:table-cell>
          <table:table-cell/>
        </table:table-row>
        <table:table-row table:style-name="ro1">
          <table:table-cell/>
          <table:table-cell table:formula="of:=[.D29]" office:value-type="float" office:value="9806">
            <text:p>9806</text:p>
          </table:table-cell>
          <table:table-cell table:formula="of:=[.D30]" office:value-type="float" office:value="3443">
            <text:p>3443</text:p>
          </table:table-cell>
          <table:table-cell table:style-name="ce1" table:formula="of:=[.F28]" office:value-type="float" office:value="9806">
            <text:p>9806</text:p>
          </table:table-cell>
          <table:table-cell table:formula="of:=[.$E$19]*[.D29]+[.$F$19]" office:value-type="float" office:value="82589856">
            <text:p>82589856</text:p>
          </table:table-cell>
          <table:table-cell table:formula="of:=MOD([.E29];[.$G$19])" office:value-type="float" office:value="3443">
            <text:p>3443</text:p>
          </table:table-cell>
          <table:table-cell/>
          <table:table-cell table:formula="of:=[.K28]" office:value-type="float" office:value="9806">
            <text:p>9806</text:p>
          </table:table-cell>
          <table:table-cell table:formula="of:=[.$I$19]*[.H29]+[.$J$19]" office:value-type="float" office:value="82589856">
            <text:p>82589856</text:p>
          </table:table-cell>
          <table:table-cell table:formula="of:=MOD([.H29]*[.$I$19];[.$G$19])" office:value-type="float" office:value="9692">
            <text:p>9692</text:p>
          </table:table-cell>
          <table:table-cell table:formula="of:=MOD([.I29];[.$G$19])" office:value-type="float" office:value="3443">
            <text:p>3443</text:p>
          </table:table-cell>
          <table:table-cell/>
          <table:table-cell table:formula="of:=[.H29]" office:value-type="float" office:value="9806">
            <text:p>9806</text:p>
          </table:table-cell>
          <table:table-cell table:formula="of:=[.$N$19]*[.M29]+[.$O$19]" office:value-type="float" office:value="19613">
            <text:p>19613</text:p>
          </table:table-cell>
          <table:table-cell table:formula="of:=MOD([.N29];[.$P$19])" office:value-type="float" office:value="33">
            <text:p>33</text:p>
          </table:table-cell>
          <table:table-cell table:number-columns-repeated="5"/>
        </table:table-row>
        <table:table-row table:style-name="ro1">
          <table:table-cell/>
          <table:table-cell table:formula="of:=[.D30]" office:value-type="float" office:value="3443">
            <text:p>3443</text:p>
          </table:table-cell>
          <table:table-cell table:formula="of:=[.D31]" office:value-type="float" office:value="9159">
            <text:p>9159</text:p>
          </table:table-cell>
          <table:table-cell table:style-name="ce1" table:formula="of:=[.F29]" office:value-type="float" office:value="3443">
            <text:p>3443</text:p>
          </table:table-cell>
          <table:table-cell table:formula="of:=[.$E$19]*[.D30]+[.$F$19]" office:value-type="float" office:value="29000670">
            <text:p>29000670</text:p>
          </table:table-cell>
          <table:table-cell table:formula="of:=MOD([.E30];[.$G$19])" office:value-type="float" office:value="9159">
            <text:p>9159</text:p>
          </table:table-cell>
          <table:table-cell/>
          <table:table-cell table:formula="of:=[.K29]" office:value-type="float" office:value="3443">
            <text:p>3443</text:p>
          </table:table-cell>
          <table:table-cell table:formula="of:=[.$I$19]*[.H30]+[.$J$19]" office:value-type="float" office:value="29000670">
            <text:p>29000670</text:p>
          </table:table-cell>
          <table:table-cell table:formula="of:=MOD([.H30]*[.$I$19];[.$G$19])" office:value-type="float" office:value="5435">
            <text:p>5435</text:p>
          </table:table-cell>
          <table:table-cell table:formula="of:=MOD([.I30];[.$G$19])" office:value-type="float" office:value="9159">
            <text:p>9159</text:p>
          </table:table-cell>
          <table:table-cell/>
          <table:table-cell table:formula="of:=[.H30]" office:value-type="float" office:value="3443">
            <text:p>3443</text:p>
          </table:table-cell>
          <table:table-cell table:formula="of:=[.$N$19]*[.M30]+[.$O$19]" office:value-type="float" office:value="6887">
            <text:p>6887</text:p>
          </table:table-cell>
          <table:table-cell table:formula="of:=MOD([.N30];[.$P$19])" office:value-type="float" office:value="34">
            <text:p>34</text:p>
          </table:table-cell>
          <table:table-cell table:number-columns-repeated="5"/>
        </table:table-row>
        <table:table-row table:style-name="ro1">
          <table:table-cell/>
          <table:table-cell table:formula="of:=[.D31]" office:value-type="float" office:value="9159">
            <text:p>9159</text:p>
          </table:table-cell>
          <table:table-cell table:formula="of:=[.D32]" office:value-type="float" office:value="9640">
            <text:p>9640</text:p>
          </table:table-cell>
          <table:table-cell table:style-name="ce1" table:formula="of:=[.F30]" office:value-type="float" office:value="9159">
            <text:p>9159</text:p>
          </table:table-cell>
          <table:table-cell table:formula="of:=[.$E$19]*[.D31]+[.$F$19]" office:value-type="float" office:value="77140822">
            <text:p>77140822</text:p>
          </table:table-cell>
          <table:table-cell table:formula="of:=MOD([.E31];[.$G$19])" office:value-type="float" office:value="9640">
            <text:p>9640</text:p>
          </table:table-cell>
          <table:table-cell/>
          <table:table-cell table:formula="of:=[.K30]" office:value-type="float" office:value="9159">
            <text:p>9159</text:p>
          </table:table-cell>
          <table:table-cell table:formula="of:=[.$I$19]*[.H31]+[.$J$19]" office:value-type="float" office:value="77140822">
            <text:p>77140822</text:p>
          </table:table-cell>
          <table:table-cell table:formula="of:=MOD([.H31]*[.$I$19];[.$G$19])" office:value-type="float" office:value="5916">
            <text:p>5916</text:p>
          </table:table-cell>
          <table:table-cell table:formula="of:=MOD([.I31];[.$G$19])" office:value-type="float" office:value="9640">
            <text:p>9640</text:p>
          </table:table-cell>
          <table:table-cell/>
          <table:table-cell table:formula="of:=[.H31]" office:value-type="float" office:value="9159">
            <text:p>9159</text:p>
          </table:table-cell>
          <table:table-cell table:formula="of:=[.$N$19]*[.M31]+[.$O$19]" office:value-type="float" office:value="18319">
            <text:p>18319</text:p>
          </table:table-cell>
          <table:table-cell table:formula="of:=MOD([.N31];[.$P$19])" office:value-type="float" office:value="74">
            <text:p>74</text:p>
          </table:table-cell>
          <table:table-cell table:number-columns-repeated="2"/>
          <table:table-cell table:formula="of:=35-73+97" office:value-type="float" office:value="59">
            <text:p>59</text:p>
          </table:table-cell>
          <table:table-cell/>
          <table:table-cell table:formula="of:=59*43" office:value-type="float" office:value="2537">
            <text:p>2537</text:p>
          </table:table-cell>
        </table:table-row>
        <table:table-row table:style-name="ro1">
          <table:table-cell/>
          <table:table-cell table:formula="of:=[.D32]" office:value-type="float" office:value="9640">
            <text:p>9640</text:p>
          </table:table-cell>
          <table:table-cell table:formula="of:=[.D33]" office:value-type="float" office:value="1611">
            <text:p>1611</text:p>
          </table:table-cell>
          <table:table-cell table:style-name="ce1" table:formula="of:=[.F31]" office:value-type="float" office:value="9640">
            <text:p>9640</text:p>
          </table:table-cell>
          <table:table-cell table:formula="of:=[.$E$19]*[.D32]+[.$F$19]" office:value-type="float" office:value="81191804">
            <text:p>81191804</text:p>
          </table:table-cell>
          <table:table-cell table:formula="of:=MOD([.E32];[.$G$19])" office:value-type="float" office:value="1611">
            <text:p>1611</text:p>
          </table:table-cell>
          <table:table-cell/>
          <table:table-cell table:formula="of:=[.K31]" office:value-type="float" office:value="9640">
            <text:p>9640</text:p>
            <draw:frame table:end-cell-address="Feuille1.O52" table:end-x="1.142cm" table:end-y="0.394cm" draw:z-index="0" draw:style-name="gr1" draw:text-style-name="P1" svg:width="17.143cm" svg:height="8.979cm" svg:x="0.949cm" svg:y="0.447cm">
              <draw:object draw:notify-on-update-of-ranges="Feuille1.B23:Feuille1.B67 Feuille1.C23:Feuille1.C6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formula="of:=[.$I$19]*[.H32]+[.$J$19]" office:value-type="float" office:value="81191804">
            <text:p>81191804</text:p>
          </table:table-cell>
          <table:table-cell table:formula="of:=MOD([.H32]*[.$I$19];[.$G$19])" office:value-type="float" office:value="7860">
            <text:p>7860</text:p>
          </table:table-cell>
          <table:table-cell table:formula="of:=MOD([.I32];[.$G$19])" office:value-type="float" office:value="1611">
            <text:p>1611</text:p>
          </table:table-cell>
          <table:table-cell/>
          <table:table-cell table:formula="of:=[.H32]" office:value-type="float" office:value="9640">
            <text:p>9640</text:p>
          </table:table-cell>
          <table:table-cell table:formula="of:=[.$N$19]*[.M32]+[.$O$19]" office:value-type="float" office:value="19281">
            <text:p>19281</text:p>
          </table:table-cell>
          <table:table-cell table:formula="of:=MOD([.N32];[.$P$19])" office:value-type="float" office:value="57">
            <text:p>57</text:p>
          </table:table-cell>
          <table:table-cell table:number-columns-repeated="2"/>
          <table:table-cell table:formula="of:=73-82+97" office:value-type="float" office:value="88">
            <text:p>88</text:p>
          </table:table-cell>
          <table:table-cell table:formula="of:=[.R32]-[.R31]" office:value-type="float" office:value="29">
            <text:p>29</text:p>
          </table:table-cell>
          <table:table-cell table:formula="of:=MOD([.T31];97)" office:value-type="float" office:value="15">
            <text:p>15</text:p>
          </table:table-cell>
        </table:table-row>
        <table:table-row table:style-name="ro1">
          <table:table-cell/>
          <table:table-cell table:formula="of:=[.D33]" office:value-type="float" office:value="1611">
            <text:p>1611</text:p>
          </table:table-cell>
          <table:table-cell table:formula="of:=[.D34]" office:value-type="float" office:value="8286">
            <text:p>8286</text:p>
          </table:table-cell>
          <table:table-cell table:style-name="ce1" table:formula="of:=[.F32]" office:value-type="float" office:value="1611">
            <text:p>1611</text:p>
          </table:table-cell>
          <table:table-cell table:formula="of:=[.$E$19]*[.D33]+[.$F$19]" office:value-type="float" office:value="13571566">
            <text:p>13571566</text:p>
          </table:table-cell>
          <table:table-cell table:formula="of:=MOD([.E33];[.$G$19])" office:value-type="float" office:value="8286">
            <text:p>8286</text:p>
          </table:table-cell>
          <table:table-cell/>
          <table:table-cell table:formula="of:=[.K32]" office:value-type="float" office:value="1611">
            <text:p>1611</text:p>
          </table:table-cell>
          <table:table-cell table:formula="of:=[.$I$19]*[.H33]+[.$J$19]" office:value-type="float" office:value="13571566">
            <text:p>13571566</text:p>
          </table:table-cell>
          <table:table-cell table:formula="of:=MOD([.H33]*[.$I$19];[.$G$19])" office:value-type="float" office:value="4562">
            <text:p>4562</text:p>
          </table:table-cell>
          <table:table-cell table:formula="of:=MOD([.I33];[.$G$19])" office:value-type="float" office:value="8286">
            <text:p>8286</text:p>
          </table:table-cell>
          <table:table-cell/>
          <table:table-cell table:formula="of:=[.H33]" office:value-type="float" office:value="1611">
            <text:p>1611</text:p>
          </table:table-cell>
          <table:table-cell table:formula="of:=[.$N$19]*[.M33]+[.$O$19]" office:value-type="float" office:value="3223">
            <text:p>3223</text:p>
          </table:table-cell>
          <table:table-cell table:formula="of:=MOD([.N33];[.$P$19])" office:value-type="float" office:value="19">
            <text:p>19</text:p>
          </table:table-cell>
          <table:table-cell table:number-columns-repeated="5"/>
        </table:table-row>
        <table:table-row table:style-name="ro1">
          <table:table-cell/>
          <table:table-cell table:formula="of:=[.D34]" office:value-type="float" office:value="8286">
            <text:p>8286</text:p>
          </table:table-cell>
          <table:table-cell table:formula="of:=[.D35]" office:value-type="float" office:value="7335">
            <text:p>7335</text:p>
          </table:table-cell>
          <table:table-cell table:style-name="ce1" table:formula="of:=[.F33]" office:value-type="float" office:value="8286">
            <text:p>8286</text:p>
          </table:table-cell>
          <table:table-cell table:formula="of:=[.$E$19]*[.D34]+[.$F$19]" office:value-type="float" office:value="69788416">
            <text:p>69788416</text:p>
          </table:table-cell>
          <table:table-cell table:formula="of:=MOD([.E34];[.$G$19])" office:value-type="float" office:value="7335">
            <text:p>7335</text:p>
          </table:table-cell>
          <table:table-cell/>
          <table:table-cell table:formula="of:=[.K33]" office:value-type="float" office:value="8286">
            <text:p>8286</text:p>
          </table:table-cell>
          <table:table-cell table:formula="of:=[.$I$19]*[.H34]+[.$J$19]" office:value-type="float" office:value="69788416">
            <text:p>69788416</text:p>
          </table:table-cell>
          <table:table-cell table:formula="of:=MOD([.H34]*[.$I$19];[.$G$19])" office:value-type="float" office:value="3611">
            <text:p>3611</text:p>
          </table:table-cell>
          <table:table-cell table:formula="of:=MOD([.I34];[.$G$19])" office:value-type="float" office:value="7335">
            <text:p>7335</text:p>
          </table:table-cell>
          <table:table-cell/>
          <table:table-cell table:formula="of:=[.H34]" office:value-type="float" office:value="8286">
            <text:p>8286</text:p>
          </table:table-cell>
          <table:table-cell table:formula="of:=[.$N$19]*[.M34]+[.$O$19]" office:value-type="float" office:value="16573">
            <text:p>16573</text:p>
          </table:table-cell>
          <table:table-cell table:formula="of:=MOD([.N34];[.$P$19])" office:value-type="float" office:value="19">
            <text:p>19</text:p>
          </table:table-cell>
          <table:table-cell table:number-columns-repeated="5"/>
        </table:table-row>
        <table:table-row table:style-name="ro1">
          <table:table-cell/>
          <table:table-cell table:formula="of:=[.D35]" office:value-type="float" office:value="7335">
            <text:p>7335</text:p>
          </table:table-cell>
          <table:table-cell table:formula="of:=[.D36]" office:value-type="float" office:value="6332">
            <text:p>6332</text:p>
          </table:table-cell>
          <table:table-cell table:style-name="ce1" table:formula="of:=[.F34]" office:value-type="float" office:value="7335">
            <text:p>7335</text:p>
          </table:table-cell>
          <table:table-cell table:formula="of:=[.$E$19]*[.D35]+[.$F$19]" office:value-type="float" office:value="61779094">
            <text:p>61779094</text:p>
          </table:table-cell>
          <table:table-cell table:formula="of:=MOD([.E35];[.$G$19])" office:value-type="float" office:value="6332">
            <text:p>6332</text:p>
          </table:table-cell>
          <table:table-cell/>
          <table:table-cell table:formula="of:=[.K34]" office:value-type="float" office:value="7335">
            <text:p>7335</text:p>
          </table:table-cell>
          <table:table-cell table:formula="of:=[.$I$19]*[.H35]+[.$J$19]" office:value-type="float" office:value="61779094">
            <text:p>61779094</text:p>
          </table:table-cell>
          <table:table-cell table:formula="of:=MOD([.H35]*[.$I$19];[.$G$19])" office:value-type="float" office:value="2608">
            <text:p>2608</text:p>
          </table:table-cell>
          <table:table-cell table:formula="of:=MOD([.I35];[.$G$19])" office:value-type="float" office:value="6332">
            <text:p>6332</text:p>
          </table:table-cell>
          <table:table-cell/>
          <table:table-cell table:formula="of:=[.H35]" office:value-type="float" office:value="7335">
            <text:p>7335</text:p>
          </table:table-cell>
          <table:table-cell table:formula="of:=[.$N$19]*[.M35]+[.$O$19]" office:value-type="float" office:value="14671">
            <text:p>14671</text:p>
          </table:table-cell>
          <table:table-cell table:formula="of:=MOD([.N35];[.$P$19])" office:value-type="float" office:value="75">
            <text:p>75</text:p>
          </table:table-cell>
          <table:table-cell table:number-columns-repeated="5"/>
        </table:table-row>
        <table:table-row table:style-name="ro1">
          <table:table-cell/>
          <table:table-cell table:formula="of:=[.D36]" office:value-type="float" office:value="6332">
            <text:p>6332</text:p>
          </table:table-cell>
          <table:table-cell table:formula="of:=[.D37]" office:value-type="float" office:value="6197">
            <text:p>6197</text:p>
          </table:table-cell>
          <table:table-cell table:style-name="ce1" table:formula="of:=[.F35]" office:value-type="float" office:value="6332">
            <text:p>6332</text:p>
          </table:table-cell>
          <table:table-cell table:formula="of:=[.$E$19]*[.D36]+[.$F$19]" office:value-type="float" office:value="53331828">
            <text:p>53331828</text:p>
          </table:table-cell>
          <table:table-cell table:formula="of:=MOD([.E36];[.$G$19])" office:value-type="float" office:value="6197">
            <text:p>6197</text:p>
          </table:table-cell>
          <table:table-cell/>
          <table:table-cell table:formula="of:=[.K35]" office:value-type="float" office:value="6332">
            <text:p>6332</text:p>
          </table:table-cell>
          <table:table-cell table:formula="of:=[.$I$19]*[.H36]+[.$J$19]" office:value-type="float" office:value="53331828">
            <text:p>53331828</text:p>
          </table:table-cell>
          <table:table-cell table:formula="of:=MOD([.H36]*[.$I$19];[.$G$19])" office:value-type="float" office:value="2473">
            <text:p>2473</text:p>
          </table:table-cell>
          <table:table-cell table:formula="of:=MOD([.I36];[.$G$19])" office:value-type="float" office:value="6197">
            <text:p>6197</text:p>
          </table:table-cell>
          <table:table-cell/>
          <table:table-cell table:formula="of:=[.H36]" office:value-type="float" office:value="6332">
            <text:p>6332</text:p>
          </table:table-cell>
          <table:table-cell table:formula="of:=[.$N$19]*[.M36]+[.$O$19]" office:value-type="float" office:value="12665">
            <text:p>12665</text:p>
          </table:table-cell>
          <table:table-cell table:formula="of:=MOD([.N36];[.$P$19])" office:value-type="float" office:value="27">
            <text:p>27</text:p>
          </table:table-cell>
          <table:table-cell table:number-columns-repeated="2"/>
          <table:table-cell table:formula="of:=15*88" office:value-type="float" office:value="1320">
            <text:p>1320</text:p>
          </table:table-cell>
          <table:table-cell table:formula="of:=MOD([.R36];97)" office:value-type="float" office:value="59">
            <text:p>59</text:p>
          </table:table-cell>
          <table:table-cell/>
        </table:table-row>
        <table:table-row table:style-name="ro1">
          <table:table-cell/>
          <table:table-cell table:formula="of:=[.D37]" office:value-type="float" office:value="6197">
            <text:p>6197</text:p>
          </table:table-cell>
          <table:table-cell table:formula="of:=[.D38]" office:value-type="float" office:value="6149">
            <text:p>6149</text:p>
          </table:table-cell>
          <table:table-cell table:style-name="ce1" table:formula="of:=[.F36]" office:value-type="float" office:value="6197">
            <text:p>6197</text:p>
          </table:table-cell>
          <table:table-cell table:formula="of:=[.$E$19]*[.D37]+[.$F$19]" office:value-type="float" office:value="52194858">
            <text:p>52194858</text:p>
          </table:table-cell>
          <table:table-cell table:formula="of:=MOD([.E37];[.$G$19])" office:value-type="float" office:value="6149">
            <text:p>6149</text:p>
          </table:table-cell>
          <table:table-cell/>
          <table:table-cell table:formula="of:=[.K36]" office:value-type="float" office:value="6197">
            <text:p>6197</text:p>
          </table:table-cell>
          <table:table-cell table:formula="of:=[.$I$19]*[.H37]+[.$J$19]" office:value-type="float" office:value="52194858">
            <text:p>52194858</text:p>
          </table:table-cell>
          <table:table-cell table:formula="of:=MOD([.H37]*[.$I$19];[.$G$19])" office:value-type="float" office:value="2425">
            <text:p>2425</text:p>
          </table:table-cell>
          <table:table-cell table:formula="of:=MOD([.I37];[.$G$19])" office:value-type="float" office:value="6149">
            <text:p>6149</text:p>
          </table:table-cell>
          <table:table-cell/>
          <table:table-cell table:formula="of:=[.H37]" office:value-type="float" office:value="6197">
            <text:p>6197</text:p>
          </table:table-cell>
          <table:table-cell table:formula="of:=[.$N$19]*[.M37]+[.$O$19]" office:value-type="float" office:value="12395">
            <text:p>12395</text:p>
          </table:table-cell>
          <table:table-cell table:formula="of:=MOD([.N37];[.$P$19])" office:value-type="float" office:value="24">
            <text:p>24</text:p>
          </table:table-cell>
          <table:table-cell table:number-columns-repeated="5"/>
        </table:table-row>
        <table:table-row table:style-name="ro1">
          <table:table-cell/>
          <table:table-cell table:formula="of:=[.D38]" office:value-type="float" office:value="6149">
            <text:p>6149</text:p>
          </table:table-cell>
          <table:table-cell table:formula="of:=[.D39]" office:value-type="float" office:value="813">
            <text:p>813</text:p>
          </table:table-cell>
          <table:table-cell table:style-name="ce1" table:formula="of:=[.F37]" office:value-type="float" office:value="6149">
            <text:p>6149</text:p>
          </table:table-cell>
          <table:table-cell table:formula="of:=[.$E$19]*[.D38]+[.$F$19]" office:value-type="float" office:value="51790602">
            <text:p>51790602</text:p>
          </table:table-cell>
          <table:table-cell table:formula="of:=MOD([.E38];[.$G$19])" office:value-type="float" office:value="813">
            <text:p>813</text:p>
          </table:table-cell>
          <table:table-cell/>
          <table:table-cell table:formula="of:=[.K37]" office:value-type="float" office:value="6149">
            <text:p>6149</text:p>
          </table:table-cell>
          <table:table-cell table:formula="of:=[.$I$19]*[.H38]+[.$J$19]" office:value-type="float" office:value="51790602">
            <text:p>51790602</text:p>
          </table:table-cell>
          <table:table-cell table:formula="of:=MOD([.H38]*[.$I$19];[.$G$19])" office:value-type="float" office:value="7062">
            <text:p>7062</text:p>
          </table:table-cell>
          <table:table-cell table:formula="of:=MOD([.I38];[.$G$19])" office:value-type="float" office:value="813">
            <text:p>813</text:p>
          </table:table-cell>
          <table:table-cell/>
          <table:table-cell table:formula="of:=[.H38]" office:value-type="float" office:value="6149">
            <text:p>6149</text:p>
          </table:table-cell>
          <table:table-cell table:formula="of:=[.$N$19]*[.M38]+[.$O$19]" office:value-type="float" office:value="12299">
            <text:p>12299</text:p>
          </table:table-cell>
          <table:table-cell table:formula="of:=MOD([.N38];[.$P$19])" office:value-type="float" office:value="17">
            <text:p>17</text:p>
          </table:table-cell>
          <table:table-cell table:number-columns-repeated="5"/>
        </table:table-row>
        <table:table-row table:style-name="ro1">
          <table:table-cell/>
          <table:table-cell table:formula="of:=[.D39]" office:value-type="float" office:value="813">
            <text:p>813</text:p>
          </table:table-cell>
          <table:table-cell table:formula="of:=[.D40]" office:value-type="float" office:value="9332">
            <text:p>9332</text:p>
          </table:table-cell>
          <table:table-cell table:formula="of:=[.F38]" office:value-type="float" office:value="813">
            <text:p>813</text:p>
          </table:table-cell>
          <table:table-cell table:formula="of:=[.$E$19]*[.D39]+[.$F$19]" office:value-type="float" office:value="6850810">
            <text:p>6850810</text:p>
          </table:table-cell>
          <table:table-cell table:formula="of:=MOD([.E39];[.$G$19])" office:value-type="float" office:value="9332">
            <text:p>9332</text:p>
          </table:table-cell>
          <table:table-cell/>
          <table:table-cell table:formula="of:=[.K38]" office:value-type="float" office:value="813">
            <text:p>813</text:p>
          </table:table-cell>
          <table:table-cell table:formula="of:=[.$I$19]*[.H39]+[.$J$19]" office:value-type="float" office:value="6850810">
            <text:p>6850810</text:p>
          </table:table-cell>
          <table:table-cell table:formula="of:=MOD([.H39]*[.$I$19];[.$G$19])" office:value-type="float" office:value="5608">
            <text:p>5608</text:p>
          </table:table-cell>
          <table:table-cell table:formula="of:=MOD([.I39];[.$G$19])" office:value-type="float" office:value="9332">
            <text:p>9332</text:p>
          </table:table-cell>
          <table:table-cell/>
          <table:table-cell table:formula="of:=[.H39]" office:value-type="float" office:value="813">
            <text:p>813</text:p>
          </table:table-cell>
          <table:table-cell table:formula="of:=[.$N$19]*[.M39]+[.$O$19]" office:value-type="float" office:value="1627">
            <text:p>1627</text:p>
          </table:table-cell>
          <table:table-cell table:formula="of:=MOD([.N39];[.$P$19])" office:value-type="float" office:value="25">
            <text:p>25</text:p>
          </table:table-cell>
          <table:table-cell table:number-columns-repeated="5"/>
        </table:table-row>
        <table:table-row table:style-name="ro1">
          <table:table-cell/>
          <table:table-cell table:formula="of:=[.D40]" office:value-type="float" office:value="9332">
            <text:p>9332</text:p>
          </table:table-cell>
          <table:table-cell table:formula="of:=[.D41]" office:value-type="float" office:value="615">
            <text:p>615</text:p>
          </table:table-cell>
          <table:table-cell table:formula="of:=[.F39]" office:value-type="float" office:value="9332">
            <text:p>9332</text:p>
          </table:table-cell>
          <table:table-cell table:formula="of:=[.$E$19]*[.D40]+[.$F$19]" office:value-type="float" office:value="78597828">
            <text:p>78597828</text:p>
          </table:table-cell>
          <table:table-cell table:formula="of:=MOD([.E40];[.$G$19])" office:value-type="float" office:value="615">
            <text:p>615</text:p>
          </table:table-cell>
          <table:table-cell/>
          <table:table-cell table:formula="of:=[.K39]" office:value-type="float" office:value="9332">
            <text:p>9332</text:p>
          </table:table-cell>
          <table:table-cell table:formula="of:=[.$I$19]*[.H40]+[.$J$19]" office:value-type="float" office:value="78597828">
            <text:p>78597828</text:p>
          </table:table-cell>
          <table:table-cell table:formula="of:=MOD([.H40]*[.$I$19];[.$G$19])" office:value-type="float" office:value="6864">
            <text:p>6864</text:p>
          </table:table-cell>
          <table:table-cell table:formula="of:=MOD([.I40];[.$G$19])" office:value-type="float" office:value="615">
            <text:p>615</text:p>
          </table:table-cell>
          <table:table-cell/>
          <table:table-cell table:formula="of:=[.H40]" office:value-type="float" office:value="9332">
            <text:p>9332</text:p>
          </table:table-cell>
          <table:table-cell table:formula="of:=[.$N$19]*[.M40]+[.$O$19]" office:value-type="float" office:value="18665">
            <text:p>18665</text:p>
          </table:table-cell>
          <table:table-cell table:formula="of:=MOD([.N40];[.$P$19])" office:value-type="float" office:value="64">
            <text:p>64</text:p>
          </table:table-cell>
          <table:table-cell table:number-columns-repeated="5"/>
        </table:table-row>
        <table:table-row table:style-name="ro1">
          <table:table-cell/>
          <table:table-cell table:formula="of:=[.D41]" office:value-type="float" office:value="615">
            <text:p>615</text:p>
          </table:table-cell>
          <table:table-cell table:formula="of:=[.D42]" office:value-type="float" office:value="7267">
            <text:p>7267</text:p>
          </table:table-cell>
          <table:table-cell table:formula="of:=[.F40]" office:value-type="float" office:value="615">
            <text:p>615</text:p>
          </table:table-cell>
          <table:table-cell table:formula="of:=[.$E$19]*[.D41]+[.$F$19]" office:value-type="float" office:value="5183254">
            <text:p>5183254</text:p>
          </table:table-cell>
          <table:table-cell table:formula="of:=MOD([.E41];[.$G$19])" office:value-type="float" office:value="7267">
            <text:p>7267</text:p>
          </table:table-cell>
          <table:table-cell/>
          <table:table-cell table:formula="of:=[.K40]" office:value-type="float" office:value="615">
            <text:p>615</text:p>
          </table:table-cell>
          <table:table-cell table:formula="of:=[.$I$19]*[.H41]+[.$J$19]" office:value-type="float" office:value="5183254">
            <text:p>5183254</text:p>
          </table:table-cell>
          <table:table-cell table:formula="of:=MOD([.H41]*[.$I$19];[.$G$19])" office:value-type="float" office:value="3543">
            <text:p>3543</text:p>
          </table:table-cell>
          <table:table-cell table:formula="of:=MOD([.I41];[.$G$19])" office:value-type="float" office:value="7267">
            <text:p>7267</text:p>
          </table:table-cell>
          <table:table-cell/>
          <table:table-cell table:formula="of:=[.H41]" office:value-type="float" office:value="615">
            <text:p>615</text:p>
          </table:table-cell>
          <table:table-cell table:formula="of:=[.$N$19]*[.M41]+[.$O$19]" office:value-type="float" office:value="1231">
            <text:p>1231</text:p>
          </table:table-cell>
          <table:table-cell table:formula="of:=MOD([.N41];[.$P$19])" office:value-type="float" office:value="74">
            <text:p>74</text:p>
          </table:table-cell>
          <table:table-cell table:number-columns-repeated="5"/>
        </table:table-row>
        <table:table-row table:style-name="ro1">
          <table:table-cell/>
          <table:table-cell table:formula="of:=[.D42]" office:value-type="float" office:value="7267">
            <text:p>7267</text:p>
          </table:table-cell>
          <table:table-cell table:formula="of:=[.D43]" office:value-type="float" office:value="2097">
            <text:p>2097</text:p>
          </table:table-cell>
          <table:table-cell table:formula="of:=[.F41]" office:value-type="float" office:value="7267">
            <text:p>7267</text:p>
          </table:table-cell>
          <table:table-cell table:formula="of:=[.$E$19]*[.D42]+[.$F$19]" office:value-type="float" office:value="61206398">
            <text:p>61206398</text:p>
          </table:table-cell>
          <table:table-cell table:formula="of:=MOD([.E42];[.$G$19])" office:value-type="float" office:value="2097">
            <text:p>2097</text:p>
          </table:table-cell>
          <table:table-cell/>
          <table:table-cell table:formula="of:=[.K41]" office:value-type="float" office:value="7267">
            <text:p>7267</text:p>
          </table:table-cell>
          <table:table-cell table:formula="of:=[.$I$19]*[.H42]+[.$J$19]" office:value-type="float" office:value="61206398">
            <text:p>61206398</text:p>
          </table:table-cell>
          <table:table-cell table:formula="of:=MOD([.H42]*[.$I$19];[.$G$19])" office:value-type="float" office:value="8346">
            <text:p>8346</text:p>
          </table:table-cell>
          <table:table-cell table:formula="of:=MOD([.I42];[.$G$19])" office:value-type="float" office:value="2097">
            <text:p>2097</text:p>
          </table:table-cell>
          <table:table-cell/>
          <table:table-cell table:formula="of:=[.H42]" office:value-type="float" office:value="7267">
            <text:p>7267</text:p>
          </table:table-cell>
          <table:table-cell table:formula="of:=[.$N$19]*[.M42]+[.$O$19]" office:value-type="float" office:value="14535">
            <text:p>14535</text:p>
          </table:table-cell>
          <table:table-cell table:formula="of:=MOD([.N42];[.$P$19])" office:value-type="float" office:value="28">
            <text:p>28</text:p>
          </table:table-cell>
          <table:table-cell table:number-columns-repeated="5"/>
        </table:table-row>
        <table:table-row table:style-name="ro1">
          <table:table-cell/>
          <table:table-cell table:formula="of:=[.D43]" office:value-type="float" office:value="2097">
            <text:p>2097</text:p>
          </table:table-cell>
          <table:table-cell table:formula="of:=[.D44]" office:value-type="float" office:value="2475">
            <text:p>2475</text:p>
          </table:table-cell>
          <table:table-cell table:formula="of:=[.F42]" office:value-type="float" office:value="2097">
            <text:p>2097</text:p>
          </table:table-cell>
          <table:table-cell table:formula="of:=[.$E$19]*[.D43]+[.$F$19]" office:value-type="float" office:value="17664658">
            <text:p>17664658</text:p>
          </table:table-cell>
          <table:table-cell table:formula="of:=MOD([.E43];[.$G$19])" office:value-type="float" office:value="2475">
            <text:p>2475</text:p>
          </table:table-cell>
          <table:table-cell/>
          <table:table-cell table:formula="of:=[.K42]" office:value-type="float" office:value="2097">
            <text:p>2097</text:p>
          </table:table-cell>
          <table:table-cell table:formula="of:=[.$I$19]*[.H43]+[.$J$19]" office:value-type="float" office:value="17664658">
            <text:p>17664658</text:p>
          </table:table-cell>
          <table:table-cell table:formula="of:=MOD([.H43]*[.$I$19];[.$G$19])" office:value-type="float" office:value="8724">
            <text:p>8724</text:p>
          </table:table-cell>
          <table:table-cell table:formula="of:=MOD([.I43];[.$G$19])" office:value-type="float" office:value="2475">
            <text:p>2475</text:p>
          </table:table-cell>
          <table:table-cell/>
          <table:table-cell table:formula="of:=[.H43]" office:value-type="float" office:value="2097">
            <text:p>2097</text:p>
          </table:table-cell>
          <table:table-cell table:formula="of:=[.$N$19]*[.M43]+[.$O$19]" office:value-type="float" office:value="4195">
            <text:p>4195</text:p>
          </table:table-cell>
          <table:table-cell table:formula="of:=MOD([.N43];[.$P$19])" office:value-type="float" office:value="12">
            <text:p>12</text:p>
          </table:table-cell>
          <table:table-cell table:number-columns-repeated="5"/>
        </table:table-row>
        <table:table-row table:style-name="ro1">
          <table:table-cell/>
          <table:table-cell table:formula="of:=[.D44]" office:value-type="float" office:value="2475">
            <text:p>2475</text:p>
          </table:table-cell>
          <table:table-cell table:formula="of:=[.D45]" office:value-type="float" office:value="4604">
            <text:p>4604</text:p>
          </table:table-cell>
          <table:table-cell table:formula="of:=[.F43]" office:value-type="float" office:value="2475">
            <text:p>2475</text:p>
          </table:table-cell>
          <table:table-cell table:formula="of:=[.$E$19]*[.D44]+[.$F$19]" office:value-type="float" office:value="20848174">
            <text:p>20848174</text:p>
          </table:table-cell>
          <table:table-cell table:formula="of:=MOD([.E44];[.$G$19])" office:value-type="float" office:value="4604">
            <text:p>4604</text:p>
          </table:table-cell>
          <table:table-cell/>
          <table:table-cell table:formula="of:=[.K43]" office:value-type="float" office:value="2475">
            <text:p>2475</text:p>
          </table:table-cell>
          <table:table-cell table:formula="of:=[.$I$19]*[.H44]+[.$J$19]" office:value-type="float" office:value="20848174">
            <text:p>20848174</text:p>
          </table:table-cell>
          <table:table-cell table:formula="of:=MOD([.H44]*[.$I$19];[.$G$19])" office:value-type="float" office:value="880">
            <text:p>880</text:p>
          </table:table-cell>
          <table:table-cell table:formula="of:=MOD([.I44];[.$G$19])" office:value-type="float" office:value="4604">
            <text:p>4604</text:p>
          </table:table-cell>
          <table:table-cell/>
          <table:table-cell table:formula="of:=[.H44]" office:value-type="float" office:value="2475">
            <text:p>2475</text:p>
          </table:table-cell>
          <table:table-cell table:formula="of:=[.$N$19]*[.M44]+[.$O$19]" office:value-type="float" office:value="4951">
            <text:p>4951</text:p>
          </table:table-cell>
          <table:table-cell table:formula="of:=MOD([.N44];[.$P$19])" office:value-type="float" office:value="56">
            <text:p>56</text:p>
          </table:table-cell>
          <table:table-cell table:number-columns-repeated="5"/>
        </table:table-row>
        <table:table-row table:style-name="ro1">
          <table:table-cell/>
          <table:table-cell table:formula="of:=[.D45]" office:value-type="float" office:value="4604">
            <text:p>4604</text:p>
          </table:table-cell>
          <table:table-cell table:formula="of:=[.D46]" office:value-type="float" office:value="3588">
            <text:p>3588</text:p>
          </table:table-cell>
          <table:table-cell table:formula="of:=[.F44]" office:value-type="float" office:value="4604">
            <text:p>4604</text:p>
          </table:table-cell>
          <table:table-cell table:formula="of:=[.$E$19]*[.D45]+[.$F$19]" office:value-type="float" office:value="38778612">
            <text:p>38778612</text:p>
          </table:table-cell>
          <table:table-cell table:formula="of:=MOD([.E45];[.$G$19])" office:value-type="float" office:value="3588">
            <text:p>3588</text:p>
          </table:table-cell>
          <table:table-cell/>
          <table:table-cell table:formula="of:=[.K44]" office:value-type="float" office:value="4604">
            <text:p>4604</text:p>
          </table:table-cell>
          <table:table-cell table:formula="of:=[.$I$19]*[.H45]+[.$J$19]" office:value-type="float" office:value="38778612">
            <text:p>38778612</text:p>
          </table:table-cell>
          <table:table-cell table:formula="of:=MOD([.H45]*[.$I$19];[.$G$19])" office:value-type="float" office:value="9837">
            <text:p>9837</text:p>
          </table:table-cell>
          <table:table-cell table:formula="of:=MOD([.I45];[.$G$19])" office:value-type="float" office:value="3588">
            <text:p>3588</text:p>
          </table:table-cell>
          <table:table-cell/>
          <table:table-cell table:formula="of:=[.H45]" office:value-type="float" office:value="4604">
            <text:p>4604</text:p>
          </table:table-cell>
          <table:table-cell table:formula="of:=[.$N$19]*[.M45]+[.$O$19]" office:value-type="float" office:value="9209">
            <text:p>9209</text:p>
          </table:table-cell>
          <table:table-cell table:formula="of:=MOD([.N45];[.$P$19])" office:value-type="float" office:value="42">
            <text:p>42</text:p>
          </table:table-cell>
          <table:table-cell table:number-columns-repeated="5"/>
        </table:table-row>
        <table:table-row table:style-name="ro1">
          <table:table-cell/>
          <table:table-cell table:formula="of:=[.D46]" office:value-type="float" office:value="3588">
            <text:p>3588</text:p>
          </table:table-cell>
          <table:table-cell table:formula="of:=[.D47]" office:value-type="float" office:value="3670">
            <text:p>3670</text:p>
          </table:table-cell>
          <table:table-cell table:formula="of:=[.F45]" office:value-type="float" office:value="3588">
            <text:p>3588</text:p>
          </table:table-cell>
          <table:table-cell table:formula="of:=[.$E$19]*[.D46]+[.$F$19]" office:value-type="float" office:value="30221860">
            <text:p>30221860</text:p>
          </table:table-cell>
          <table:table-cell table:formula="of:=MOD([.E46];[.$G$19])" office:value-type="float" office:value="3670">
            <text:p>3670</text:p>
          </table:table-cell>
          <table:table-cell/>
          <table:table-cell table:formula="of:=[.K45]" office:value-type="float" office:value="3588">
            <text:p>3588</text:p>
          </table:table-cell>
          <table:table-cell table:formula="of:=[.$I$19]*[.H46]+[.$J$19]" office:value-type="float" office:value="30221860">
            <text:p>30221860</text:p>
          </table:table-cell>
          <table:table-cell table:formula="of:=MOD([.H46]*[.$I$19];[.$G$19])" office:value-type="float" office:value="9919">
            <text:p>9919</text:p>
          </table:table-cell>
          <table:table-cell table:formula="of:=MOD([.I46];[.$G$19])" office:value-type="float" office:value="3670">
            <text:p>3670</text:p>
          </table:table-cell>
          <table:table-cell/>
          <table:table-cell table:formula="of:=[.H46]" office:value-type="float" office:value="3588">
            <text:p>3588</text:p>
          </table:table-cell>
          <table:table-cell table:formula="of:=[.$N$19]*[.M46]+[.$O$19]" office:value-type="float" office:value="7177">
            <text:p>7177</text:p>
          </table:table-cell>
          <table:table-cell table:formula="of:=MOD([.N46];[.$P$19])" office:value-type="float" office:value="57">
            <text:p>57</text:p>
          </table:table-cell>
          <table:table-cell table:number-columns-repeated="5"/>
        </table:table-row>
        <table:table-row table:style-name="ro1">
          <table:table-cell/>
          <table:table-cell table:formula="of:=[.D47]" office:value-type="float" office:value="3670">
            <text:p>3670</text:p>
          </table:table-cell>
          <table:table-cell table:formula="of:=[.D48]" office:value-type="float" office:value="6137">
            <text:p>6137</text:p>
          </table:table-cell>
          <table:table-cell table:formula="of:=[.F46]" office:value-type="float" office:value="3670">
            <text:p>3670</text:p>
          </table:table-cell>
          <table:table-cell table:formula="of:=[.$E$19]*[.D47]+[.$F$19]" office:value-type="float" office:value="30912464">
            <text:p>30912464</text:p>
          </table:table-cell>
          <table:table-cell table:formula="of:=MOD([.E47];[.$G$19])" office:value-type="float" office:value="6137">
            <text:p>6137</text:p>
          </table:table-cell>
          <table:table-cell/>
          <table:table-cell table:formula="of:=[.K46]" office:value-type="float" office:value="3670">
            <text:p>3670</text:p>
          </table:table-cell>
          <table:table-cell table:formula="of:=[.$I$19]*[.H47]+[.$J$19]" office:value-type="float" office:value="30912464">
            <text:p>30912464</text:p>
          </table:table-cell>
          <table:table-cell table:formula="of:=MOD([.H47]*[.$I$19];[.$G$19])" office:value-type="float" office:value="2413">
            <text:p>2413</text:p>
          </table:table-cell>
          <table:table-cell table:formula="of:=MOD([.I47];[.$G$19])" office:value-type="float" office:value="6137">
            <text:p>6137</text:p>
          </table:table-cell>
          <table:table-cell/>
          <table:table-cell table:formula="of:=[.H47]" office:value-type="float" office:value="3670">
            <text:p>3670</text:p>
          </table:table-cell>
          <table:table-cell table:formula="of:=[.$N$19]*[.M47]+[.$O$19]" office:value-type="float" office:value="7341">
            <text:p>7341</text:p>
          </table:table-cell>
          <table:table-cell table:formula="of:=MOD([.N47];[.$P$19])" office:value-type="float" office:value="43">
            <text:p>43</text:p>
          </table:table-cell>
          <table:table-cell table:number-columns-repeated="5"/>
        </table:table-row>
        <table:table-row table:style-name="ro1">
          <table:table-cell/>
          <table:table-cell table:formula="of:=[.D48]" office:value-type="float" office:value="6137">
            <text:p>6137</text:p>
          </table:table-cell>
          <table:table-cell table:formula="of:=[.D49]" office:value-type="float" office:value="9452">
            <text:p>9452</text:p>
          </table:table-cell>
          <table:table-cell table:formula="of:=[.F47]" office:value-type="float" office:value="6137">
            <text:p>6137</text:p>
          </table:table-cell>
          <table:table-cell table:formula="of:=[.$E$19]*[.D48]+[.$F$19]" office:value-type="float" office:value="51689538">
            <text:p>51689538</text:p>
          </table:table-cell>
          <table:table-cell table:formula="of:=MOD([.E48];[.$G$19])" office:value-type="float" office:value="9452">
            <text:p>9452</text:p>
          </table:table-cell>
          <table:table-cell/>
          <table:table-cell table:formula="of:=[.K47]" office:value-type="float" office:value="6137">
            <text:p>6137</text:p>
          </table:table-cell>
          <table:table-cell table:formula="of:=[.$I$19]*[.H48]+[.$J$19]" office:value-type="float" office:value="51689538">
            <text:p>51689538</text:p>
          </table:table-cell>
          <table:table-cell table:formula="of:=MOD([.H48]*[.$I$19];[.$G$19])" office:value-type="float" office:value="5728">
            <text:p>5728</text:p>
          </table:table-cell>
          <table:table-cell table:formula="of:=MOD([.I48];[.$G$19])" office:value-type="float" office:value="9452">
            <text:p>9452</text:p>
          </table:table-cell>
          <table:table-cell/>
          <table:table-cell table:formula="of:=[.H48]" office:value-type="float" office:value="6137">
            <text:p>6137</text:p>
          </table:table-cell>
          <table:table-cell table:formula="of:=[.$N$19]*[.M48]+[.$O$19]" office:value-type="float" office:value="12275">
            <text:p>12275</text:p>
          </table:table-cell>
          <table:table-cell table:formula="of:=MOD([.N48];[.$P$19])" office:value-type="float" office:value="82">
            <text:p>82</text:p>
          </table:table-cell>
          <table:table-cell table:number-columns-repeated="5"/>
        </table:table-row>
        <table:table-row table:style-name="ro1">
          <table:table-cell/>
          <table:table-cell table:formula="of:=[.D49]" office:value-type="float" office:value="9452">
            <text:p>9452</text:p>
          </table:table-cell>
          <table:table-cell table:formula="of:=[.D50]" office:value-type="float" office:value="3982">
            <text:p>3982</text:p>
          </table:table-cell>
          <table:table-cell table:formula="of:=[.F48]" office:value-type="float" office:value="9452">
            <text:p>9452</text:p>
          </table:table-cell>
          <table:table-cell table:formula="of:=[.$E$19]*[.D49]+[.$F$19]" office:value-type="float" office:value="79608468">
            <text:p>79608468</text:p>
          </table:table-cell>
          <table:table-cell table:formula="of:=MOD([.E49];[.$G$19])" office:value-type="float" office:value="3982">
            <text:p>3982</text:p>
          </table:table-cell>
          <table:table-cell/>
          <table:table-cell table:formula="of:=[.K48]" office:value-type="float" office:value="9452">
            <text:p>9452</text:p>
          </table:table-cell>
          <table:table-cell table:formula="of:=[.$I$19]*[.H49]+[.$J$19]" office:value-type="float" office:value="79608468">
            <text:p>79608468</text:p>
          </table:table-cell>
          <table:table-cell table:formula="of:=MOD([.H49]*[.$I$19];[.$G$19])" office:value-type="float" office:value="258">
            <text:p>258</text:p>
          </table:table-cell>
          <table:table-cell table:formula="of:=MOD([.I49];[.$G$19])" office:value-type="float" office:value="3982">
            <text:p>3982</text:p>
          </table:table-cell>
          <table:table-cell/>
          <table:table-cell table:formula="of:=[.H49]" office:value-type="float" office:value="9452">
            <text:p>9452</text:p>
          </table:table-cell>
          <table:table-cell table:formula="of:=[.$N$19]*[.M49]+[.$O$19]" office:value-type="float" office:value="18905">
            <text:p>18905</text:p>
          </table:table-cell>
          <table:table-cell table:formula="of:=MOD([.N49];[.$P$19])" office:value-type="float" office:value="37">
            <text:p>37</text:p>
          </table:table-cell>
          <table:table-cell table:number-columns-repeated="5"/>
        </table:table-row>
        <table:table-row table:style-name="ro1">
          <table:table-cell/>
          <table:table-cell table:formula="of:=[.D50]" office:value-type="float" office:value="3982">
            <text:p>3982</text:p>
          </table:table-cell>
          <table:table-cell table:formula="of:=[.D51]" office:value-type="float" office:value="929">
            <text:p>929</text:p>
          </table:table-cell>
          <table:table-cell table:formula="of:=[.F49]" office:value-type="float" office:value="3982">
            <text:p>3982</text:p>
          </table:table-cell>
          <table:table-cell table:formula="of:=[.$E$19]*[.D50]+[.$F$19]" office:value-type="float" office:value="33540128">
            <text:p>33540128</text:p>
          </table:table-cell>
          <table:table-cell table:formula="of:=MOD([.E50];[.$G$19])" office:value-type="float" office:value="929">
            <text:p>929</text:p>
          </table:table-cell>
          <table:table-cell/>
          <table:table-cell table:formula="of:=[.K49]" office:value-type="float" office:value="3982">
            <text:p>3982</text:p>
          </table:table-cell>
          <table:table-cell table:formula="of:=[.$I$19]*[.H50]+[.$J$19]" office:value-type="float" office:value="33540128">
            <text:p>33540128</text:p>
          </table:table-cell>
          <table:table-cell table:formula="of:=MOD([.H50]*[.$I$19];[.$G$19])" office:value-type="float" office:value="7178">
            <text:p>7178</text:p>
          </table:table-cell>
          <table:table-cell table:formula="of:=MOD([.I50];[.$G$19])" office:value-type="float" office:value="929">
            <text:p>929</text:p>
          </table:table-cell>
          <table:table-cell/>
          <table:table-cell table:formula="of:=[.H50]" office:value-type="float" office:value="3982">
            <text:p>3982</text:p>
          </table:table-cell>
          <table:table-cell table:formula="of:=[.$N$19]*[.M50]+[.$O$19]" office:value-type="float" office:value="7965">
            <text:p>7965</text:p>
          </table:table-cell>
          <table:table-cell table:formula="of:=MOD([.N50];[.$P$19])" office:value-type="float" office:value="44">
            <text:p>44</text:p>
          </table:table-cell>
          <table:table-cell table:number-columns-repeated="5"/>
        </table:table-row>
        <table:table-row table:style-name="ro1">
          <table:table-cell/>
          <table:table-cell table:formula="of:=[.D51]" office:value-type="float" office:value="929">
            <text:p>929</text:p>
          </table:table-cell>
          <table:table-cell table:formula="of:=[.D52]" office:value-type="float" office:value="8930">
            <text:p>8930</text:p>
          </table:table-cell>
          <table:table-cell table:formula="of:=[.F50]" office:value-type="float" office:value="929">
            <text:p>929</text:p>
          </table:table-cell>
          <table:table-cell table:formula="of:=[.$E$19]*[.D51]+[.$F$19]" office:value-type="float" office:value="7827762">
            <text:p>7827762</text:p>
          </table:table-cell>
          <table:table-cell table:formula="of:=MOD([.E51];[.$G$19])" office:value-type="float" office:value="8930">
            <text:p>8930</text:p>
          </table:table-cell>
          <table:table-cell/>
          <table:table-cell table:formula="of:=[.K50]" office:value-type="float" office:value="929">
            <text:p>929</text:p>
          </table:table-cell>
          <table:table-cell table:formula="of:=[.$I$19]*[.H51]+[.$J$19]" office:value-type="float" office:value="7827762">
            <text:p>7827762</text:p>
          </table:table-cell>
          <table:table-cell table:formula="of:=MOD([.H51]*[.$I$19];[.$G$19])" office:value-type="float" office:value="5206">
            <text:p>5206</text:p>
          </table:table-cell>
          <table:table-cell table:formula="of:=MOD([.I51];[.$G$19])" office:value-type="float" office:value="8930">
            <text:p>8930</text:p>
          </table:table-cell>
          <table:table-cell/>
          <table:table-cell table:formula="of:=[.H51]" office:value-type="float" office:value="929">
            <text:p>929</text:p>
          </table:table-cell>
          <table:table-cell table:formula="of:=[.$N$19]*[.M51]+[.$O$19]" office:value-type="float" office:value="1859">
            <text:p>1859</text:p>
          </table:table-cell>
          <table:table-cell table:formula="of:=MOD([.N51];[.$P$19])" office:value-type="float" office:value="79">
            <text:p>79</text:p>
          </table:table-cell>
          <table:table-cell table:number-columns-repeated="5"/>
        </table:table-row>
        <table:table-row table:style-name="ro1">
          <table:table-cell/>
          <table:table-cell table:formula="of:=[.D52]" office:value-type="float" office:value="8930">
            <text:p>8930</text:p>
          </table:table-cell>
          <table:table-cell table:formula="of:=[.D53]" office:value-type="float" office:value="5791">
            <text:p>5791</text:p>
          </table:table-cell>
          <table:table-cell table:formula="of:=[.F51]" office:value-type="float" office:value="8930">
            <text:p>8930</text:p>
          </table:table-cell>
          <table:table-cell table:formula="of:=[.$E$19]*[.D52]+[.$F$19]" office:value-type="float" office:value="75212184">
            <text:p>75212184</text:p>
          </table:table-cell>
          <table:table-cell table:formula="of:=MOD([.E52];[.$G$19])" office:value-type="float" office:value="5791">
            <text:p>5791</text:p>
          </table:table-cell>
          <table:table-cell/>
          <table:table-cell table:formula="of:=[.K51]" office:value-type="float" office:value="8930">
            <text:p>8930</text:p>
          </table:table-cell>
          <table:table-cell table:formula="of:=[.$I$19]*[.H52]+[.$J$19]" office:value-type="float" office:value="75212184">
            <text:p>75212184</text:p>
          </table:table-cell>
          <table:table-cell table:formula="of:=MOD([.H52]*[.$I$19];[.$G$19])" office:value-type="float" office:value="2067">
            <text:p>2067</text:p>
          </table:table-cell>
          <table:table-cell table:formula="of:=MOD([.I52];[.$G$19])" office:value-type="float" office:value="5791">
            <text:p>5791</text:p>
          </table:table-cell>
          <table:table-cell/>
          <table:table-cell table:formula="of:=[.H52]" office:value-type="float" office:value="8930">
            <text:p>8930</text:p>
          </table:table-cell>
          <table:table-cell table:formula="of:=[.$N$19]*[.M52]+[.$O$19]" office:value-type="float" office:value="17861">
            <text:p>17861</text:p>
          </table:table-cell>
          <table:table-cell table:formula="of:=MOD([.N52];[.$P$19])" office:value-type="float" office:value="61">
            <text:p>61</text:p>
          </table:table-cell>
          <table:table-cell table:number-columns-repeated="5"/>
        </table:table-row>
        <table:table-row table:style-name="ro1">
          <table:table-cell/>
          <table:table-cell table:formula="of:=[.D53]" office:value-type="float" office:value="5791">
            <text:p>5791</text:p>
          </table:table-cell>
          <table:table-cell table:formula="of:=[.D54]" office:value-type="float" office:value="7556">
            <text:p>7556</text:p>
          </table:table-cell>
          <table:table-cell table:formula="of:=[.F52]" office:value-type="float" office:value="5791">
            <text:p>5791</text:p>
          </table:table-cell>
          <table:table-cell table:formula="of:=[.$E$19]*[.D53]+[.$F$19]" office:value-type="float" office:value="48775526">
            <text:p>48775526</text:p>
          </table:table-cell>
          <table:table-cell table:formula="of:=MOD([.E53];[.$G$19])" office:value-type="float" office:value="7556">
            <text:p>7556</text:p>
          </table:table-cell>
          <table:table-cell/>
          <table:table-cell table:formula="of:=[.K52]" office:value-type="float" office:value="5791">
            <text:p>5791</text:p>
          </table:table-cell>
          <table:table-cell table:formula="of:=[.$I$19]*[.H53]+[.$K$19]" office:value-type="float" office:value="48771802">
            <text:p>48771802</text:p>
          </table:table-cell>
          <table:table-cell table:formula="of:=MOD([.H53]*[.$I$19];[.$G$19])" office:value-type="float" office:value="3832">
            <text:p>3832</text:p>
          </table:table-cell>
          <table:table-cell table:formula="of:=MOD([.I53];[.$G$19])" office:value-type="float" office:value="3832">
            <text:p>3832</text:p>
          </table:table-cell>
          <table:table-cell/>
          <table:table-cell table:formula="of:=[.H53]" office:value-type="float" office:value="5791">
            <text:p>5791</text:p>
          </table:table-cell>
          <table:table-cell table:formula="of:=[.$N$19]*[.M53]+[.$O$19]" office:value-type="float" office:value="11583">
            <text:p>11583</text:p>
          </table:table-cell>
          <table:table-cell table:formula="of:=MOD([.N53];[.$P$19])" office:value-type="float" office:value="13">
            <text:p>13</text:p>
          </table:table-cell>
          <table:table-cell table:number-columns-repeated="5"/>
        </table:table-row>
        <table:table-row table:style-name="ro1">
          <table:table-cell/>
          <table:table-cell table:formula="of:=[.D54]" office:value-type="float" office:value="7556">
            <text:p>7556</text:p>
          </table:table-cell>
          <table:table-cell table:formula="of:=[.D55]" office:value-type="float" office:value="2643">
            <text:p>2643</text:p>
          </table:table-cell>
          <table:table-cell table:formula="of:=[.F53]" office:value-type="float" office:value="7556">
            <text:p>7556</text:p>
          </table:table-cell>
          <table:table-cell table:formula="of:=[.$E$19]*[.D54]+[.$F$19]" office:value-type="float" office:value="63640356">
            <text:p>63640356</text:p>
          </table:table-cell>
          <table:table-cell table:formula="of:=MOD([.E54];[.$G$19])" office:value-type="float" office:value="2643">
            <text:p>2643</text:p>
          </table:table-cell>
          <table:table-cell/>
          <table:table-cell table:formula="of:=[.K53]" office:value-type="float" office:value="3832">
            <text:p>3832</text:p>
          </table:table-cell>
          <table:table-cell table:formula="of:=[.$I$19]*[.H54]+[.$K$19]" office:value-type="float" office:value="32273104">
            <text:p>32273104</text:p>
          </table:table-cell>
          <table:table-cell table:formula="of:=MOD([.H54]*[.$I$19];[.$G$19])" office:value-type="float" office:value="476">
            <text:p>476</text:p>
          </table:table-cell>
          <table:table-cell table:formula="of:=MOD([.I54];[.$G$19])" office:value-type="float" office:value="476">
            <text:p>476</text:p>
          </table:table-cell>
          <table:table-cell table:number-columns-repeated="9"/>
        </table:table-row>
        <table:table-row table:style-name="ro1">
          <table:table-cell/>
          <table:table-cell table:formula="of:=[.D55]" office:value-type="float" office:value="2643">
            <text:p>2643</text:p>
          </table:table-cell>
          <table:table-cell table:formula="of:=[.D56]" office:value-type="float" office:value="3334">
            <text:p>3334</text:p>
          </table:table-cell>
          <table:table-cell table:formula="of:=[.F54]" office:value-type="float" office:value="2643">
            <text:p>2643</text:p>
          </table:table-cell>
          <table:table-cell table:formula="of:=[.$E$19]*[.D55]+[.$F$19]" office:value-type="float" office:value="22263070">
            <text:p>22263070</text:p>
          </table:table-cell>
          <table:table-cell table:formula="of:=MOD([.E55];[.$G$19])" office:value-type="float" office:value="3334">
            <text:p>3334</text:p>
          </table:table-cell>
          <table:table-cell table:number-columns-repeated="14"/>
        </table:table-row>
        <table:table-row table:style-name="ro1">
          <table:table-cell/>
          <table:table-cell table:formula="of:=[.D56]" office:value-type="float" office:value="3334">
            <text:p>3334</text:p>
          </table:table-cell>
          <table:table-cell table:formula="of:=[.D57]" office:value-type="float" office:value="8677">
            <text:p>8677</text:p>
          </table:table-cell>
          <table:table-cell table:formula="of:=[.F55]" office:value-type="float" office:value="3334">
            <text:p>3334</text:p>
          </table:table-cell>
          <table:table-cell table:formula="of:=[.$E$19]*[.D56]+[.$F$19]" office:value-type="float" office:value="28082672">
            <text:p>28082672</text:p>
          </table:table-cell>
          <table:table-cell table:formula="of:=MOD([.E56];[.$G$19])" office:value-type="float" office:value="8677">
            <text:p>8677</text:p>
          </table:table-cell>
          <table:table-cell table:number-columns-repeated="14"/>
        </table:table-row>
        <table:table-row table:style-name="ro1">
          <table:table-cell/>
          <table:table-cell table:formula="of:=[.D57]" office:value-type="float" office:value="8677">
            <text:p>8677</text:p>
          </table:table-cell>
          <table:table-cell table:formula="of:=[.D58]" office:value-type="float" office:value="9247">
            <text:p>9247</text:p>
          </table:table-cell>
          <table:table-cell table:formula="of:=[.F56]" office:value-type="float" office:value="8677">
            <text:p>8677</text:p>
          </table:table-cell>
          <table:table-cell table:formula="of:=[.$E$19]*[.D57]+[.$F$19]" office:value-type="float" office:value="73081418">
            <text:p>73081418</text:p>
          </table:table-cell>
          <table:table-cell table:formula="of:=MOD([.E57];[.$G$19])" office:value-type="float" office:value="9247">
            <text:p>9247</text:p>
          </table:table-cell>
          <table:table-cell/>
          <table:table-cell office:value-type="string">
            <text:p>m</text:p>
          </table:table-cell>
          <table:table-cell office:value-type="string">
            <text:p>b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9"/>
        </table:table-row>
        <table:table-row table:style-name="ro1">
          <table:table-cell/>
          <table:table-cell table:formula="of:=[.D58]" office:value-type="float" office:value="9247">
            <text:p>9247</text:p>
          </table:table-cell>
          <table:table-cell table:formula="of:=[.D59]" office:value-type="float" office:value="2801">
            <text:p>2801</text:p>
          </table:table-cell>
          <table:table-cell table:formula="of:=[.F57]" office:value-type="float" office:value="9247">
            <text:p>9247</text:p>
          </table:table-cell>
          <table:table-cell table:formula="of:=[.$E$19]*[.D58]+[.$F$19]" office:value-type="float" office:value="77881958">
            <text:p>77881958</text:p>
          </table:table-cell>
          <table:table-cell table:formula="of:=MOD([.E58];[.$G$19])" office:value-type="float" office:value="2801">
            <text:p>2801</text:p>
          </table:table-cell>
          <table:table-cell/>
          <table:table-cell office:value-type="float" office:value="5">
            <text:p>5</text:p>
          </table:table-cell>
          <table:table-cell table:formula="of:=2-97" office:value-type="float" office:value="-95">
            <text:p>-95</text:p>
          </table:table-cell>
          <table:table-cell office:value-type="float" office:value="26">
            <text:p>26</text:p>
          </table:table-cell>
          <table:table-cell table:formula="of:=[.H58]*[.J58]+[.I58]" office:value-type="float" office:value="35">
            <text:p>35</text:p>
          </table:table-cell>
          <table:table-cell table:number-columns-repeated="9"/>
        </table:table-row>
        <table:table-row table:style-name="ro1">
          <table:table-cell/>
          <table:table-cell table:formula="of:=[.D59]" office:value-type="float" office:value="2801">
            <text:p>2801</text:p>
          </table:table-cell>
          <table:table-cell table:formula="of:=[.D60]" office:value-type="float" office:value="7601">
            <text:p>7601</text:p>
          </table:table-cell>
          <table:table-cell table:formula="of:=[.F58]" office:value-type="float" office:value="2801">
            <text:p>2801</text:p>
          </table:table-cell>
          <table:table-cell table:formula="of:=[.$E$19]*[.D59]+[.$F$19]" office:value-type="float" office:value="23593746">
            <text:p>23593746</text:p>
          </table:table-cell>
          <table:table-cell table:formula="of:=MOD([.E59];[.$G$19])" office:value-type="float" office:value="7601">
            <text:p>7601</text:p>
          </table:table-cell>
          <table:table-cell table:number-columns-repeated="14"/>
        </table:table-row>
        <table:table-row table:style-name="ro1">
          <table:table-cell/>
          <table:table-cell table:formula="of:=[.D60]" office:value-type="float" office:value="7601">
            <text:p>7601</text:p>
          </table:table-cell>
          <table:table-cell table:formula="of:=[.D61]" office:value-type="float" office:value="2659">
            <text:p>2659</text:p>
          </table:table-cell>
          <table:table-cell table:formula="of:=[.F59]" office:value-type="float" office:value="7601">
            <text:p>7601</text:p>
          </table:table-cell>
          <table:table-cell table:formula="of:=[.$E$19]*[.D60]+[.$F$19]" office:value-type="float" office:value="64019346">
            <text:p>64019346</text:p>
          </table:table-cell>
          <table:table-cell table:formula="of:=MOD([.E60];[.$G$19])" office:value-type="float" office:value="2659">
            <text:p>2659</text:p>
          </table:table-cell>
          <table:table-cell table:number-columns-repeated="14"/>
        </table:table-row>
        <table:table-row table:style-name="ro1">
          <table:table-cell/>
          <table:table-cell table:formula="of:=[.D61]" office:value-type="float" office:value="2659">
            <text:p>2659</text:p>
          </table:table-cell>
          <table:table-cell table:formula="of:=[.D62]" office:value-type="float" office:value="8437">
            <text:p>8437</text:p>
          </table:table-cell>
          <table:table-cell table:formula="of:=[.F60]" office:value-type="float" office:value="2659">
            <text:p>2659</text:p>
          </table:table-cell>
          <table:table-cell table:formula="of:=[.$E$19]*[.D61]+[.$F$19]" office:value-type="float" office:value="22397822">
            <text:p>22397822</text:p>
          </table:table-cell>
          <table:table-cell table:formula="of:=MOD([.E61];[.$G$19])" office:value-type="float" office:value="8437">
            <text:p>8437</text:p>
          </table:table-cell>
          <table:table-cell table:number-columns-repeated="14"/>
        </table:table-row>
        <table:table-row table:style-name="ro1">
          <table:table-cell/>
          <table:table-cell table:formula="of:=[.D62]" office:value-type="float" office:value="8437">
            <text:p>8437</text:p>
          </table:table-cell>
          <table:table-cell table:formula="of:=[.D63]" office:value-type="float" office:value="2513">
            <text:p>2513</text:p>
          </table:table-cell>
          <table:table-cell table:formula="of:=[.F61]" office:value-type="float" office:value="8437">
            <text:p>8437</text:p>
          </table:table-cell>
          <table:table-cell table:formula="of:=[.$E$19]*[.D62]+[.$F$19]" office:value-type="float" office:value="71060138">
            <text:p>71060138</text:p>
          </table:table-cell>
          <table:table-cell table:formula="of:=MOD([.E62];[.$G$19])" office:value-type="float" office:value="2513">
            <text:p>2513</text:p>
          </table:table-cell>
          <table:table-cell table:number-columns-repeated="14"/>
        </table:table-row>
        <table:table-row table:style-name="ro1">
          <table:table-cell/>
          <table:table-cell table:formula="of:=[.D63]" office:value-type="float" office:value="2513">
            <text:p>2513</text:p>
          </table:table-cell>
          <table:table-cell table:formula="of:=[.D64]" office:value-type="float" office:value="5504">
            <text:p>5504</text:p>
          </table:table-cell>
          <table:table-cell table:formula="of:=[.F62]" office:value-type="float" office:value="2513">
            <text:p>2513</text:p>
          </table:table-cell>
          <table:table-cell table:formula="of:=[.$E$19]*[.D63]+[.$F$19]" office:value-type="float" office:value="21168210">
            <text:p>21168210</text:p>
          </table:table-cell>
          <table:table-cell table:formula="of:=MOD([.E63];[.$G$19])" office:value-type="float" office:value="5504">
            <text:p>5504</text:p>
          </table:table-cell>
          <table:table-cell table:number-columns-repeated="14"/>
        </table:table-row>
        <table:table-row table:style-name="ro1">
          <table:table-cell/>
          <table:table-cell table:formula="of:=[.D64]" office:value-type="float" office:value="5504">
            <text:p>5504</text:p>
          </table:table-cell>
          <table:table-cell table:formula="of:=[.D65]" office:value-type="float" office:value="3908">
            <text:p>3908</text:p>
          </table:table-cell>
          <table:table-cell table:formula="of:=[.F63]" office:value-type="float" office:value="5504">
            <text:p>5504</text:p>
          </table:table-cell>
          <table:table-cell table:formula="of:=[.$E$19]*[.D64]+[.$F$19]" office:value-type="float" office:value="46358412">
            <text:p>46358412</text:p>
          </table:table-cell>
          <table:table-cell table:formula="of:=MOD([.E64];[.$G$19])" office:value-type="float" office:value="3908">
            <text:p>3908</text:p>
          </table:table-cell>
          <table:table-cell table:number-columns-repeated="14"/>
        </table:table-row>
        <table:table-row table:style-name="ro1">
          <table:table-cell/>
          <table:table-cell table:formula="of:=[.D65]" office:value-type="float" office:value="3908">
            <text:p>3908</text:p>
          </table:table-cell>
          <table:table-cell table:formula="of:=[.D66]" office:value-type="float" office:value="6000">
            <text:p>6000</text:p>
          </table:table-cell>
          <table:table-cell table:formula="of:=[.F64]" office:value-type="float" office:value="3908">
            <text:p>3908</text:p>
          </table:table-cell>
          <table:table-cell table:formula="of:=[.$E$19]*[.D65]+[.$F$19]" office:value-type="float" office:value="32916900">
            <text:p>32916900</text:p>
          </table:table-cell>
          <table:table-cell table:formula="of:=MOD([.E65];[.$G$19])" office:value-type="float" office:value="6000">
            <text:p>6000</text:p>
          </table:table-cell>
          <table:table-cell table:number-columns-repeated="14"/>
        </table:table-row>
        <table:table-row table:style-name="ro1">
          <table:table-cell/>
          <table:table-cell table:formula="of:=[.D66]" office:value-type="float" office:value="6000">
            <text:p>6000</text:p>
          </table:table-cell>
          <table:table-cell table:formula="of:=[.D67]" office:value-type="float" office:value="2533">
            <text:p>2533</text:p>
          </table:table-cell>
          <table:table-cell table:formula="of:=[.F65]" office:value-type="float" office:value="6000">
            <text:p>6000</text:p>
          </table:table-cell>
          <table:table-cell table:formula="of:=[.$E$19]*[.D66]+[.$F$19]" office:value-type="float" office:value="50535724">
            <text:p>50535724</text:p>
          </table:table-cell>
          <table:table-cell table:formula="of:=MOD([.E66];[.$G$19])" office:value-type="float" office:value="2533">
            <text:p>2533</text:p>
          </table:table-cell>
          <table:table-cell table:number-columns-repeated="14"/>
        </table:table-row>
        <table:table-row table:style-name="ro1">
          <table:table-cell/>
          <table:table-cell table:formula="of:=[.D67]" office:value-type="float" office:value="2533">
            <text:p>2533</text:p>
          </table:table-cell>
          <table:table-cell table:formula="of:=[.D68]" office:value-type="float" office:value="0">
            <text:p>0</text:p>
          </table:table-cell>
          <table:table-cell table:formula="of:=[.F66]" office:value-type="float" office:value="2533">
            <text:p>2533</text:p>
          </table:table-cell>
          <table:table-cell table:formula="of:=[.$E$19]*[.D67]+[.$F$19]" office:value-type="float" office:value="21336650">
            <text:p>21336650</text:p>
          </table:table-cell>
          <table:table-cell table:formula="of:=MOD([.E67];[.$G$19])" office:value-type="float" office:value="4403">
            <text:p>4403</text:p>
          </table:table-cell>
          <table:table-cell table:number-columns-repeated="1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27/11/2012</text:date>, <text:time>22:3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5T14:21:17.69</meta:creation-date>
    <dc:date>2012-11-27T22:36:15.39</dc:date>
    <meta:editing-duration>PT9H53M45S</meta:editing-duration>
    <meta:editing-cycles>2</meta:editing-cycles>
    <meta:generator>OpenOffice.org/3.4.1$Win32 OpenOffice.org_project/341m1$Build-9593</meta:generator>
    <meta:document-statistic meta:table-count="3" meta:cell-count="5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144cm" svg:height="8.98cm" xlink:href=".." xlink:type="simple" chart:class="chart:scatter" chart:style-name="ch1">
        <chart:legend chart:legend-position="end" svg:x="14.801cm" svg:y="4.178cm" style:legend-expansion="high" chart:style-name="ch2"/>
        <chart:plot-area chart:style-name="ch3" table:cell-range-address="Feuille1.B23:Feuille1.C67" svg:x="1.296cm" svg:y="0.589cm" svg:width="13.596cm" svg:height="7.525cm">
          <chartooo:coordinate-region svg:x="2.473cm" svg:y="0.801cm" svg:width="11.954cm" svg:height="6.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23:Feuille1.C67" chart:class="chart:scatter">
            <chart:domain table:cell-range-address="Feuille1.B23:Feuille1.B67"/>
            <chart:data-point chart:repeated="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76">
                <text:p>7276</text:p>
                <draw:g>
                  <svg:desc>Feuille1.B23:Feuille1.B67</svg:desc>
                </draw:g>
              </table:table-cell>
              <table:table-cell office:value-type="float" office:value="8084">
                <text:p>8084</text:p>
                <draw:g>
                  <svg:desc>Feuille1.C23:Feuille1.C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84">
                <text:p>8084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1">
                <text:p>1501</text:p>
              </table:table-cell>
              <table:table-cell office:value-type="float" office:value="9355">
                <text:p>9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55">
                <text:p>9355</text:p>
              </table:table-cell>
              <table:table-cell office:value-type="float" office:value="4834">
                <text:p>48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34">
                <text:p>4834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86">
                <text:p>5886</text:p>
              </table:table-cell>
              <table:table-cell office:value-type="float" office:value="9806">
                <text:p>9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06">
                <text:p>9806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43">
                <text:p>3443</text:p>
              </table:table-cell>
              <table:table-cell office:value-type="float" office:value="9159">
                <text:p>9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59">
                <text:p>9159</text:p>
              </table:table-cell>
              <table:table-cell office:value-type="float" office:value="9640">
                <text:p>96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40">
                <text:p>9640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11">
                <text:p>1611</text:p>
              </table:table-cell>
              <table:table-cell office:value-type="float" office:value="8286">
                <text:p>8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86">
                <text:p>8286</text:p>
              </table:table-cell>
              <table:table-cell office:value-type="float" office:value="7335">
                <text:p>7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35">
                <text:p>7335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32">
                <text:p>6332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97">
                <text:p>6197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49">
                <text:p>6149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3">
                <text:p>813</text:p>
              </table:table-cell>
              <table:table-cell office:value-type="float" office:value="9332">
                <text:p>93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32">
                <text:p>933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5">
                <text:p>615</text:p>
              </table:table-cell>
              <table:table-cell office:value-type="float" office:value="7267">
                <text:p>7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67">
                <text:p>726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97">
                <text:p>2097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75">
                <text:p>2475</text:p>
              </table:table-cell>
              <table:table-cell office:value-type="float" office:value="4604">
                <text:p>4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4">
                <text:p>4604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88">
                <text:p>3588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70">
                <text:p>3670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37">
                <text:p>6137</text:p>
              </table:table-cell>
              <table:table-cell office:value-type="float" office:value="9452">
                <text:p>9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52">
                <text:p>9452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82">
                <text:p>3982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9">
                <text:p>929</text:p>
              </table:table-cell>
              <table:table-cell office:value-type="float" office:value="8930">
                <text:p>89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30">
                <text:p>8930</text:p>
              </table:table-cell>
              <table:table-cell office:value-type="float" office:value="5791">
                <text:p>57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91">
                <text:p>5791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56">
                <text:p>7556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43">
                <text:p>2643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34">
                <text:p>3334</text:p>
              </table:table-cell>
              <table:table-cell office:value-type="float" office:value="8677">
                <text:p>86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677">
                <text:p>8677</text:p>
              </table:table-cell>
              <table:table-cell office:value-type="float" office:value="9247">
                <text:p>92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47">
                <text:p>9247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1">
                <text:p>2801</text:p>
              </table:table-cell>
              <table:table-cell office:value-type="float" office:value="7601">
                <text:p>7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1">
                <text:p>7601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59">
                <text:p>2659</text:p>
              </table:table-cell>
              <table:table-cell office:value-type="float" office:value="8437">
                <text:p>84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37">
                <text:p>8437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13">
                <text:p>2513</text:p>
              </table:table-cell>
              <table:table-cell office:value-type="float" office:value="5504">
                <text:p>55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04">
                <text:p>5504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08">
                <text:p>3908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00">
                <text:p>6000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33">
                <text:p>25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